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5-01-09" calcext:value-type="date">
            <text:p>2025-01-0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5-02-26" calcext:value-type="date">
            <text:p>2025-02-2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5-02-27" calcext:value-type="date">
            <text:p>2025-02-2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5-02-28" calcext:value-type="date">
            <text:p>2025-02-2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5-03-05" calcext:value-type="date">
            <text:p>2025-03-0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5-03-07" calcext:value-type="date">
            <text:p>2025-03-0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5-03-11" calcext:value-type="date">
            <text:p>2025-03-1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5-03-12" calcext:value-type="date">
            <text:p>2025-03-1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5-03-13" calcext:value-type="date">
            <text:p>2025-03-1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5-03-14" calcext:value-type="date">
            <text:p>2025-03-1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5-03-18" calcext:value-type="date">
            <text:p>2025-03-1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5-03-19" calcext:value-type="date">
            <text:p>2025-03-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5-03-20" calcext:value-type="date">
            <text:p>2025-03-2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5-03-21" calcext:value-type="date">
            <text:p>2025-03-2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5-03-25" calcext:value-type="date">
            <text:p>2025-03-2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5-03-26" calcext:value-type="date">
            <text:p>2025-03-2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5-03-27" calcext:value-type="date">
            <text:p>2025-03-2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5-03-28" calcext:value-type="date">
            <text:p>2025-03-2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5-04-01" calcext:value-type="date">
            <text:p>2025-04-0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5-04-04" calcext:value-type="date">
            <text:p>2025-04-0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25-04-08" calcext:value-type="date">
            <text:p>2025-04-0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25-04-09" calcext:value-type="date">
            <text:p>2025-04-0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5-04-10" calcext:value-type="date">
            <text:p>2025-04-1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5-04-11" calcext:value-type="date">
            <text:p>2025-04-1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5-04-15" calcext:value-type="date">
            <text:p>2025-04-1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5-04-16" calcext:value-type="date">
            <text:p>2025-04-1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5-04-17" calcext:value-type="date">
            <text:p>2025-04-1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5-04-22" calcext:value-type="date">
            <text:p>2025-04-2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5-04-23" calcext:value-type="date">
            <text:p>2025-04-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5-04-24" calcext:value-type="date">
            <text:p>2025-04-2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5-04-25" calcext:value-type="date">
            <text:p>2025-04-2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5-04-29" calcext:value-type="date">
            <text:p>2025-04-2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5-04-30" calcext:value-type="date">
            <text:p>2025-04-3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5-05-02" calcext:value-type="date">
            <text:p>2025-05-0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5-05-06" calcext:value-type="date">
            <text:p>2025-05-0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5-05-08" calcext:value-type="date">
            <text:p>2025-05-08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5-05-09" calcext:value-type="date">
            <text:p>2025-05-0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5-05-13" calcext:value-type="date">
            <text:p>2025-05-1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5-05-14" calcext:value-type="date">
            <text:p>2025-05-1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5-05-15" calcext:value-type="date">
            <text:p>2025-05-1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5-05-16" calcext:value-type="date">
            <text:p>2025-05-1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5-05-20" calcext:value-type="date">
            <text:p>2025-05-2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5-05-22" calcext:value-type="date">
            <text:p>2025-05-2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5-05-23" calcext:value-type="date">
            <text:p>2025-05-2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25-05-27" calcext:value-type="date">
            <text:p>2025-05-2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25-05-28" calcext:value-type="date">
            <text:p>2025-05-2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5-05-29" calcext:value-type="date">
            <text:p>2025-05-2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date" office:date-value="2025-06-03" calcext:value-type="date">
            <text:p>2025-06-0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5-06-04" calcext:value-type="date">
            <text:p>2025-06-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5-06-05" calcext:value-type="date">
            <text:p>2025-06-0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5-06-06" calcext:value-type="date">
            <text:p>2025-06-0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date" office:date-value="2025-06-10" calcext:value-type="date">
            <text:p>2025-06-1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5-06-11" calcext:value-type="date">
            <text:p>2025-06-1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5-06-12" calcext:value-type="date">
            <text:p>2025-06-1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5-06-13" calcext:value-type="date">
            <text:p>2025-06-1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5-06-17" calcext:value-type="date">
            <text:p>2025-06-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5-06-18" calcext:value-type="date">
            <text:p>2025-06-1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5-06-24" calcext:value-type="date">
            <text:p>2025-06-24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5-06-25" calcext:value-type="date">
            <text:p>2025-06-2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5-06-26" calcext:value-type="date">
            <text:p>2025-06-2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5-06-27" calcext:value-type="date">
            <text:p>2025-06-2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5-07-01" calcext:value-type="date">
            <text:p>2025-07-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5-07-02" calcext:value-type="date">
            <text:p>2025-07-0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5-07-03" calcext:value-type="date">
            <text:p>2025-07-0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5-07-08" calcext:value-type="date">
            <text:p>2025-07-0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5-07-10" calcext:value-type="date">
            <text:p>2025-07-1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5-07-11" calcext:value-type="date">
            <text:p>2025-07-1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5-07-15" calcext:value-type="date">
            <text:p>2025-07-1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5-07-16" calcext:value-type="date">
            <text:p>2025-07-1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5-07-17" calcext:value-type="date">
            <text:p>2025-07-1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5-07-18" calcext:value-type="date">
            <text:p>2025-07-1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5-07-22" calcext:value-type="date">
            <text:p>2025-07-2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5-07-23" calcext:value-type="date">
            <text:p>2025-07-2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5-07-24" calcext:value-type="date">
            <text:p>2025-07-2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5-07-25" calcext:value-type="date">
            <text:p>2025-07-2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5-07-29" calcext:value-type="date">
            <text:p>2025-07-2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5-07-30" calcext:value-type="date">
            <text:p>2025-07-3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5-07-31" calcext:value-type="date">
            <text:p>2025-07-3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5-08-01" calcext:value-type="date">
            <text:p>2025-08-0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5-08-05" calcext:value-type="date">
            <text:p>2025-08-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5-08-06" calcext:value-type="date">
            <text:p>2025-08-0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5-08-07" calcext:value-type="date">
            <text:p>2025-08-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5-08-08" calcext:value-type="date">
            <text:p>2025-08-0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5-08-12" calcext:value-type="date">
            <text:p>2025-08-12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5-08-13" calcext:value-type="date">
            <text:p>2025-08-1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5-08-14" calcext:value-type="date">
            <text:p>2025-08-1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5-08-15" calcext:value-type="date">
            <text:p>2025-08-1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5-08-19" calcext:value-type="date">
            <text:p>2025-08-1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5-08-20" calcext:value-type="date">
            <text:p>2025-08-2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5-08-21" calcext:value-type="date">
            <text:p>2025-08-2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5-08-22" calcext:value-type="date">
            <text:p>2025-08-2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5-08-26" calcext:value-type="date">
            <text:p>2025-08-2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5-08-27" calcext:value-type="date">
            <text:p>2025-08-2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date" office:date-value="2025-08-28" calcext:value-type="date">
            <text:p>2025-08-2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5-08-29" calcext:value-type="date">
            <text:p>2025-08-2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5-09-02" calcext:value-type="date">
            <text:p>2025-09-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5-09-03" calcext:value-type="date">
            <text:p>2025-09-0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25-09-04" calcext:value-type="date">
            <text:p>2025-09-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25-09-05" calcext:value-type="date">
            <text:p>2025-09-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date" office:date-value="2025-09-10" calcext:value-type="date">
            <text:p>2025-09-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date" office:date-value="2025-09-12" calcext:value-type="date">
            <text:p>2025-09-1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date" office:date-value="2025-09-16" calcext:value-type="date">
            <text:p>2025-09-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date" office:date-value="2025-09-18" calcext:value-type="date">
            <text:p>2025-09-1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date" office:date-value="2025-09-19" calcext:value-type="date">
            <text:p>2025-09-1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date" office:date-value="2025-09-23" calcext:value-type="date">
            <text:p>2025-09-2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date" office:date-value="2025-09-24" calcext:value-type="date">
            <text:p>2025-09-2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5-09-25" calcext:value-type="date">
            <text:p>2025-09-25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25-09-26" calcext:value-type="date">
            <text:p>2025-09-2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5-09-27" calcext:value-type="date">
            <text:p>2025-09-2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date" office:date-value="2025-09-30" calcext:value-type="date">
            <text:p>2025-09-3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date" office:date-value="2025-10-02" calcext:value-type="date">
            <text:p>2025-10-0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date" office:date-value="2025-10-03" calcext:value-type="date">
            <text:p>2025-10-0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5-10-07" calcext:value-type="date">
            <text:p>2025-10-0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25-10-16" calcext:value-type="date">
            <text:p>2025-10-1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date" office:date-value="2025-10-24" calcext:value-type="date">
            <text:p>2025-10-2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5-10-28" calcext:value-type="date">
            <text:p>2025-10-2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5-10-29" calcext:value-type="date">
            <text:p>2025-10-2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25-10-30" calcext:value-type="date">
            <text:p>2025-10-3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5-10-31" calcext:value-type="date">
            <text:p>2025-10-3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5-11-04" calcext:value-type="date">
            <text:p>2025-11-0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25-11-05" calcext:value-type="date">
            <text:p>2025-11-0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5-11-07" calcext:value-type="date">
            <text:p>2025-11-0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5-11-12" calcext:value-type="date">
            <text:p>2025-11-1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5-11-13" calcext:value-type="date">
            <text:p>2025-11-1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5-11-14" calcext:value-type="date">
            <text:p>2025-11-1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5-11-19" calcext:value-type="date">
            <text:p>2025-11-1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5-11-25" calcext:value-type="date">
            <text:p>2025-11-2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5-11-26" calcext:value-type="date">
            <text:p>2025-11-2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5-11-27" calcext:value-type="date">
            <text:p>2025-11-2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5-11-28" calcext:value-type="date">
            <text:p>2025-11-2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5-12-03" calcext:value-type="date">
            <text:p>2025-12-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5-12-05" calcext:value-type="date">
            <text:p>2025-12-05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5-12-09" calcext:value-type="date">
            <text:p>2025-12-0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5-12-18" calcext:value-type="date">
            <text:p>2025-12-1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5-12-19" calcext:value-type="date">
            <text:p>2025-12-1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date" office:date-value="2025-12-23" calcext:value-type="date">
            <text:p>2025-12-2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5-12-24" calcext:value-type="date">
            <text:p>2025-12-2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5-12-26" calcext:value-type="date">
            <text:p>2025-12-2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5-12-30" calcext:value-type="date">
            <text:p>2025-12-3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5-12-31" calcext:value-type="date">
            <text:p>2025-12-3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6-01-02" calcext:value-type="date">
            <text:p>2026-01-0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6-01-06" calcext:value-type="date">
            <text:p>2026-01-0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6-01-07" calcext:value-type="date">
            <text:p>2026-01-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6-01-08" calcext:value-type="date">
            <text:p>2026-01-0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6-01-09" calcext:value-type="date">
            <text:p>2026-01-0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6-01-13" calcext:value-type="date">
            <text:p>2026-01-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6-01-14" calcext:value-type="date">
            <text:p>2026-01-1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6-01-15" calcext:value-type="date">
            <text:p>2026-01-15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6-01-16" calcext:value-type="date">
            <text:p>2026-01-1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6-01-20" calcext:value-type="date">
            <text:p>2026-01-2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6-01-21" calcext:value-type="date">
            <text:p>2026-01-2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6-01-22" calcext:value-type="date">
            <text:p>2026-01-2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6-01-23" calcext:value-type="date">
            <text:p>2026-01-2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date" office:date-value="2026-01-27" calcext:value-type="date">
            <text:p>2026-01-2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6-01-28" calcext:value-type="date">
            <text:p>2026-01-2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6-01-29" calcext:value-type="date">
            <text:p>2026-01-2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6-01-30" calcext:value-type="date">
            <text:p>2026-01-3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6-02-02" calcext:value-type="date">
            <text:p>2026-02-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6-02-03" calcext:value-type="date">
            <text:p>2026-02-0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6-02-04" calcext:value-type="date">
            <text:p>2026-02-0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6-02-05" calcext:value-type="date">
            <text:p>2026-02-0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6-02-06" calcext:value-type="date">
            <text:p>2026-02-0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6-02-09" calcext:value-type="date">
            <text:p>2026-02-0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6-02-10" calcext:value-type="date">
            <text:p>2026-02-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6-02-11" calcext:value-type="date">
            <text:p>2026-02-1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6-02-12" calcext:value-type="date">
            <text:p>2026-02-1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6-02-13" calcext:value-type="date">
            <text:p>2026-02-1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date" office:date-value="2026-02-18" calcext:value-type="date">
            <text:p>2026-02-1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6-02-19" calcext:value-type="date">
            <text:p>2026-02-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6-02-20" calcext:value-type="date">
            <text:p>2026-02-2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6-02-23" calcext:value-type="date">
            <text:p>2026-02-2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6-02-24" calcext:value-type="date">
            <text:p>2026-02-2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6-02-25" calcext:value-type="date">
            <text:p>2026-02-2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6-02-26" calcext:value-type="date">
            <text:p>2026-02-2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6-02-27" calcext:value-type="date">
            <text:p>2026-02-2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6-03-02" calcext:value-type="date">
            <text:p>2026-03-0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6-03-03" calcext:value-type="date">
            <text:p>2026-03-0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6-03-04" calcext:value-type="date">
            <text:p>2026-03-0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6-03-05" calcext:value-type="date">
            <text:p>2026-03-0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6-03-06" calcext:value-type="date">
            <text:p>2026-03-0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6-03-09" calcext:value-type="date">
            <text:p>2026-03-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6-03-10" calcext:value-type="date">
            <text:p>2026-03-1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6-03-11" calcext:value-type="date">
            <text:p>2026-03-1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6-03-12" calcext:value-type="date">
            <text:p>2026-03-1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6-03-13" calcext:value-type="date">
            <text:p>2026-03-1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6-03-16" calcext:value-type="date">
            <text:p>2026-03-1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6-03-17" calcext:value-type="date">
            <text:p>2026-03-1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6-03-18" calcext:value-type="date">
            <text:p>2026-03-1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6-03-19" calcext:value-type="date">
            <text:p>2026-03-1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6-03-20" calcext:value-type="date">
            <text:p>2026-03-2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6-03-23" calcext:value-type="date">
            <text:p>2026-03-2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6-03-25" calcext:value-type="date">
            <text:p>2026-03-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6-03-26" calcext:value-type="date">
            <text:p>2026-03-26</text:p>
          </table:table-cell>
          <table:table-cell office:value-type="float" office:value="583" calcext:value-type="float">
            <text:p>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20:09:02.261044280</meta:creation-date>
    <dc:date>2026-03-27T20:09:28.081080973</dc:date>
    <meta:editing-duration>PT26S</meta:editing-duration>
    <meta:editing-cycles>1</meta:editing-cycles>
    <meta:document-statistic meta:table-count="1" meta:cell-count="628" meta:object-count="0"/>
    <meta:generator>LibreOffice/24.2.7.2$Linux_X86_64 LibreOffice_project/420$Build-2</meta:generator>
  </office:meta>
</office:document-meta>
</file>